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poch 1/50</text:p>
      <text:p text:style-name="Standard">1875/1875 [==============================] - 4s 2ms/step - loss: 0.4946 - accuracy: 0.8267</text:p>
      <text:p text:style-name="Standard">Epoch 2/50</text:p>
      <text:p text:style-name="Standard">1875/1875 [==============================] - 4s 2ms/step - loss: 0.3705 - accuracy: 0.8669</text:p>
      <text:p text:style-name="Standard">Epoch 3/50</text:p>
      <text:p text:style-name="Standard">1875/1875 [==============================] - 4s 2ms/step - loss: 0.3349 - accuracy: 0.8797</text:p>
      <text:p text:style-name="Standard">Epoch 4/50</text:p>
      <text:p text:style-name="Standard">1875/1875 [==============================] - 4s 2ms/step - loss: 0.3107 - accuracy: 0.8873</text:p>
      <text:p text:style-name="Standard">Epoch 5/50</text:p>
      <text:p text:style-name="Standard">1875/1875 [==============================] - 4s 2ms/step - loss: 0.2942 - accuracy: 0.8926</text:p>
      <text:p text:style-name="Standard">Epoch 6/50</text:p>
      <text:p text:style-name="Standard">1875/1875 [==============================] - 4s 2ms/step - loss: 0.2784 - accuracy: 0.8964</text:p>
      <text:p text:style-name="Standard">Epoch 7/50</text:p>
      <text:p text:style-name="Standard">1875/1875 [==============================] - 4s 2ms/step - loss: 0.2654 - accuracy: 0.9014</text:p>
      <text:p text:style-name="Standard">Epoch 8/50</text:p>
      <text:p text:style-name="Standard">1875/1875 [==============================] - 4s 2ms/step - loss: 0.2560 - accuracy: 0.9048</text:p>
      <text:p text:style-name="Standard">Epoch 9/50</text:p>
      <text:p text:style-name="Standard">1875/1875 [==============================] - 4s 2ms/step - loss: 0.2452 - accuracy: 0.9083</text:p>
      <text:p text:style-name="Standard">Epoch 10/50</text:p>
      <text:p text:style-name="Standard">1875/1875 [==============================] - 4s 2ms/step - loss: 0.2373 - accuracy: 0.9109</text:p>
      <text:p text:style-name="Standard">Epoch 11/50</text:p>
      <text:p text:style-name="Standard">1875/1875 [==============================] - 4s 2ms/step - loss: 0.2308 - accuracy: 0.9133</text:p>
      <text:p text:style-name="Standard">Epoch 12/50</text:p>
      <text:p text:style-name="Standard">1875/1875 [==============================] - 4s 2ms/step - loss: 0.2212 - accuracy: 0.9173</text:p>
      <text:p text:style-name="Standard">Epoch 13/50</text:p>
      <text:p text:style-name="Standard">1875/1875 [==============================] - 4s 2ms/step - loss: 0.2159 - accuracy: 0.9194</text:p>
      <text:p text:style-name="Standard">Epoch 14/50</text:p>
      <text:p text:style-name="Standard">1875/1875 [==============================] - 4s 2ms/step - loss: 0.2108 - accuracy: 0.9217</text:p>
      <text:p text:style-name="Standard">Epoch 15/50</text:p>
      <text:p text:style-name="Standard">1875/1875 [==============================] - 4s 2ms/step - loss: 0.2040 - accuracy: 0.9241</text:p>
      <text:p text:style-name="Standard">Epoch 16/50</text:p>
      <text:p text:style-name="Standard">1875/1875 [==============================] - 4s 2ms/step - loss: 0.1983 - accuracy: 0.9259</text:p>
      <text:p text:style-name="Standard">Epoch 17/50</text:p>
      <text:p text:style-name="Standard">1875/1875 [==============================] - 4s 2ms/step - loss: 0.1918 - accuracy: 0.9275</text:p>
      <text:p text:style-name="Standard">Epoch 18/50</text:p>
      <text:p text:style-name="Standard"><text:soft-page-break/>1875/1875 [==============================] - 4s 2ms/step - loss: 0.1887 - accuracy: 0.9292</text:p>
      <text:p text:style-name="Standard">Epoch 19/50</text:p>
      <text:p text:style-name="Standard">1875/1875 [==============================] - 4s 2ms/step - loss: 0.1825 - accuracy: 0.9314</text:p>
      <text:p text:style-name="Standard">Epoch 20/50</text:p>
      <text:p text:style-name="Standard">1875/1875 [==============================] - 4s 2ms/step - loss: 0.1787 - accuracy: 0.9321</text:p>
      <text:p text:style-name="Standard">Epoch 21/50</text:p>
      <text:p text:style-name="Standard">1875/1875 [==============================] - 4s 2ms/step - loss: 0.1728 - accuracy: 0.9347</text:p>
      <text:p text:style-name="Standard">Epoch 22/50</text:p>
      <text:p text:style-name="Standard">1875/1875 [==============================] - 4s 2ms/step - loss: 0.1698 - accuracy: 0.9357</text:p>
      <text:p text:style-name="Standard">Epoch 23/50</text:p>
      <text:p text:style-name="Standard">1875/1875 [==============================] - 4s 2ms/step - loss: 0.1654 - accuracy: 0.9377</text:p>
      <text:p text:style-name="Standard">Epoch 24/50</text:p>
      <text:p text:style-name="Standard">1875/1875 [==============================] - 4s 2ms/step - loss: 0.1620 - accuracy: 0.9386</text:p>
      <text:p text:style-name="Standard">Epoch 25/50</text:p>
      <text:p text:style-name="Standard">1875/1875 [==============================] - 4s 2ms/step - loss: 0.1597 - accuracy: 0.9390</text:p>
      <text:p text:style-name="Standard">Epoch 26/50</text:p>
      <text:p text:style-name="Standard">1875/1875 [==============================] - 4s 2ms/step - loss: 0.1557 - accuracy: 0.9428</text:p>
      <text:p text:style-name="Standard">Epoch 27/50</text:p>
      <text:p text:style-name="Standard">1875/1875 [==============================] - 4s 2ms/step - loss: 0.1522 - accuracy: 0.9425</text:p>
      <text:p text:style-name="Standard">Epoch 28/50</text:p>
      <text:p text:style-name="Standard">1875/1875 [==============================] - 4s 2ms/step - loss: 0.1497 - accuracy: 0.9448</text:p>
      <text:p text:style-name="Standard">Epoch 29/50</text:p>
      <text:p text:style-name="Standard">1875/1875 [==============================] - 4s 2ms/step - loss: 0.1451 - accuracy: 0.9459</text:p>
      <text:p text:style-name="Standard">Epoch 30/50</text:p>
      <text:p text:style-name="Standard">1875/1875 [==============================] - 4s 2ms/step - loss: 0.1422 - accuracy: 0.9465</text:p>
      <text:p text:style-name="Standard">Epoch 31/50</text:p>
      <text:p text:style-name="Standard">1875/1875 [==============================] - 4s 2ms/step - loss: 0.1415 - accuracy: 0.9469</text:p>
      <text:p text:style-name="Standard">Epoch 32/50</text:p>
      <text:p text:style-name="Standard">1875/1875 [==============================] - 4s 2ms/step - loss: 0.1372 - accuracy: 0.9487</text:p>
      <text:p text:style-name="Standard">Epoch 33/50</text:p>
      <text:p text:style-name="Standard">1853/1875 [============================&gt;.] - ETA: 0s - loss: 0.1320 - accuracy: 0.9504</text:p>
      <text:p text:style-name="Standard">Reached 95% accuracy so cancelling training!</text:p>
      <text:p text:style-name="Standard">1875/1875 [==============================] - 4s 2ms/step - loss: 0.1326 - accuracy: 0.9501</text:p>
      <text:p text:style-name="Standard"/>
      <text:p text:style-name="Standard">Process finished with exit code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4:33:21.047003167</meta:creation-date>
    <dc:date>2024-03-18T14:35:03.361598487</dc:date>
    <meta:editing-duration>PT1M42S</meta:editing-duration>
    <meta:editing-cycles>1</meta:editing-cycles>
    <meta:document-statistic meta:table-count="0" meta:image-count="0" meta:object-count="0" meta:page-count="2" meta:paragraph-count="69" meta:word-count="452" meta:character-count="3487" meta:non-whitespace-character-count="3104"/>
    <meta:generator>LibreOffice/7.3.7.2$Linux_X86_64 LibreOffice_project/30$Build-2</meta:generator>
  </office:meta>
</office:document-meta>
</file>